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9608" calcext:value-type="float">
            <text:p>71.5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3848" calcext:value-type="float">
            <text:p>71.1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7272" calcext:value-type="float">
            <text:p>71.1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8904" calcext:value-type="float">
            <text:p>70.4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024" calcext:value-type="float">
            <text:p>69.5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1312" calcext:value-type="float">
            <text:p>69.1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4032" calcext:value-type="float">
            <text:p>68.0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4584" calcext:value-type="float">
            <text:p>66.3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924" calcext:value-type="float">
            <text:p>66.3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0264" calcext:value-type="float">
            <text:p>66.1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1144" calcext:value-type="float">
            <text:p>65.5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9512" calcext:value-type="float">
            <text:p>62.3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3944" calcext:value-type="float">
            <text:p>61.2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509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